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6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85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7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0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7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7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3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7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05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045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9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7.4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612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1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5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9.968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54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9.177cm" svg:height="0.767cm" svg:x="15.917cm" svg:y="9.525cm">
          <text:p text:style-name="P1"><text:span text:style-name="T1">Setup UI (views and viewab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404cm" svg:height="0.766cm" svg:x="36.4cm" svg:y="20.4cm">
          <text:p text:style-name="P1"><text:span text:style-name="T1">Setup Canva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4.296cm" svg:height="0.766cm" svg:x="14.704cm" svg:y="14.934cm">
          <text:p text:style-name="P1"><text:span text:style-name="T1">Setup Edi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5.4cm" svg:height="0.767cm" svg:x="30.8cm" svg:y="14.9cm">
          <text:p text:style-name="P1"><text:span text:style-name="T1">Setup Engi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4.6cm" svg:height="0.767cm" svg:x="9.7cm" svg:y="14.9cm">
          <text:p text:style-name="P1"><text:span text:style-name="T1">Setup Exampl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3cm" svg:height="0.767cm" svg:x="8.2cm" svg:y="4.61cm">
          <text:p text:style-name="P1"><text:span text:style-name="T1">Setup Giveaway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5.3cm" svg:height="0.767cm" svg:x="30.7cm" svg:y="22.533cm">
          <text:p text:style-name="P1"><text:span text:style-name="T1">Setup Inpu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3.9cm" svg:height="0.767cm" svg:x="5.3cm" svg:y="14.9cm">
          <text:p text:style-name="P1"><text:span text:style-name="T1">Setup Lua Conso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9.288cm" svg:height="0.767cm" svg:x="26.876cm" svg:y="4.625cm">
          <text:p text:style-name="P1"><text:span text:style-name="T1">Setup Lua Emul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5" draw:id="id15" draw:layer="layout" svg:width="4.604cm" svg:height="0.766cm" svg:x="26.1cm" svg:y="20.434cm">
          <text:p text:style-name="P1"><text:span text:style-name="T1">Setup Outpu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" draw:id="id3" draw:layer="layout" svg:width="8.573cm" svg:height="0.767cm" svg:x="16.21cm" svg:y="4.625cm">
          <text:p text:style-name="P1"><text:span text:style-name="T1">Setup Storage / Load Configur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4.5cm" svg:height="0.767cm" svg:x="31.3cm" svg:y="20.433cm">
          <text:p text:style-name="P1"><text:span text:style-name="T1">Setup Properti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8cm" svg:height="0.767cm" svg:x="16.5cm" svg:y="6.9cm">
          <text:p text:style-name="P1"><text:span text:style-name="T1">Setup Sh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7" draw:id="id17" draw:layer="layout" svg:width="5.164cm" svg:height="0.767cm" svg:x="29cm" svg:y="6.433cm">
          <text:p text:style-name="P1"><text:span text:style-name="T1">Setup Stormworks Lua API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8" draw:id="id8" draw:layer="layout" svg:width="3.7cm" svg:height="0.766cm" svg:x="36.8cm" svg:y="22.534cm">
          <text:p text:style-name="P1"><text:span text:style-name="T1">Setup UI Bui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" draw:id="id12" draw:layer="layout" svg:width="6.1cm" svg:height="0.767cm" svg:x="24.3cm" svg:y="14.933cm">
          <text:p text:style-name="P1"><text:span text:style-name="T1">Setup Others (minor stuff in yyy.js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" draw:id="id1" draw:layer="layout" svg:width="10.496cm" svg:height="0.767cm" svg:x="15.211cm" svg:y="1.4cm">
          <text:p text:style-name="P1"><text:span text:style-name="T1">Page Load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0.459cm" svg:y1="2.167cm" svg:x2="11.35cm" svg:y2="4.61cm" draw:start-shape="id1" draw:start-glue-point="2" draw:end-shape="id2" draw:end-glue-point="0" svg:d="M20459 2167l-9109 2443" svg:viewBox="0 0 9110 2444">
          <text:p/>
        </draw:connector>
        <draw:connector draw:style-name="gr18" draw:text-style-name="P3" draw:layer="layout" draw:type="line" svg:x1="20.459cm" svg:y1="2.167cm" svg:x2="20.496cm" svg:y2="4.625cm" draw:start-shape="id1" draw:start-glue-point="2" draw:end-shape="id3" draw:end-glue-point="0" svg:d="M20459 2167l37 2458" svg:viewBox="0 0 38 2459">
          <text:p/>
        </draw:connector>
        <draw:connector draw:style-name="gr18" draw:text-style-name="P3" draw:layer="layout" draw:type="line" svg:x1="20.5cm" svg:y1="7.667cm" svg:x2="20.505cm" svg:y2="9.525cm" draw:start-shape="id4" draw:start-glue-point="2" draw:end-shape="id5" draw:end-glue-point="0" svg:d="M20500 7667l5 1858" svg:viewBox="0 0 6 1859">
          <text:p/>
        </draw:connector>
        <draw:connector draw:style-name="gr18" draw:text-style-name="P3" draw:layer="layout" draw:type="line" svg:x1="20.496cm" svg:y1="5.392cm" svg:x2="20.5cm" svg:y2="6.9cm" draw:start-shape="id3" draw:start-glue-point="2" draw:end-shape="id4" draw:end-glue-point="0" svg:d="M20496 5392l4 1508" svg:viewBox="0 0 5 1509">
          <text:p/>
        </draw:connector>
        <draw:connector draw:style-name="gr18" draw:text-style-name="P3" draw:layer="layout" draw:type="line" svg:x1="20.459cm" svg:y1="2.167cm" svg:x2="31.52cm" svg:y2="4.625cm" draw:start-shape="id1" draw:start-glue-point="2" draw:end-shape="id6" draw:end-glue-point="0" svg:d="M20459 2167l11061 2458" svg:viewBox="0 0 11062 2459">
          <text:p/>
        </draw:connector>
        <draw:connector draw:style-name="gr18" draw:text-style-name="P3" draw:layer="layout" draw:type="line" svg:x1="38.602cm" svg:y1="21.166cm" svg:x2="38.65cm" svg:y2="22.534cm" draw:start-shape="id7" draw:end-shape="id8" draw:end-glue-point="0" svg:d="M38602 21166l48 1368" svg:viewBox="0 0 49 1369">
          <text:p/>
        </draw:connector>
        <draw:connector draw:style-name="gr18" draw:text-style-name="P3" draw:layer="layout" draw:type="line" svg:x1="20.505cm" svg:y1="10.292cm" svg:x2="7.25cm" svg:y2="14.9cm" draw:start-shape="id5" draw:start-glue-point="2" draw:end-shape="id9" draw:end-glue-point="0" svg:d="M20505 10292l-13255 4608" svg:viewBox="0 0 13256 4609">
          <text:p/>
        </draw:connector>
        <draw:connector draw:style-name="gr18" draw:text-style-name="P3" draw:layer="layout" draw:type="line" svg:x1="20.505cm" svg:y1="10.292cm" svg:x2="12cm" svg:y2="14.9cm" draw:start-shape="id5" draw:start-glue-point="2" draw:end-shape="id10" draw:end-glue-point="0" svg:d="M20505 10292l-8505 4608" svg:viewBox="0 0 8506 4609">
          <text:p/>
        </draw:connector>
        <draw:connector draw:style-name="gr18" draw:text-style-name="P3" draw:layer="layout" draw:type="line" svg:x1="20.505cm" svg:y1="10.292cm" svg:x2="16.852cm" svg:y2="14.934cm" draw:start-shape="id5" draw:start-glue-point="2" draw:end-shape="id11" draw:end-glue-point="0" svg:d="M20505 10292l-3653 4642" svg:viewBox="0 0 3654 4643">
          <text:p/>
        </draw:connector>
        <draw:connector draw:style-name="gr18" draw:text-style-name="P3" draw:layer="layout" draw:type="line" svg:x1="20.505cm" svg:y1="10.292cm" svg:x2="27.35cm" svg:y2="14.933cm" draw:start-shape="id5" draw:start-glue-point="2" draw:end-shape="id12" draw:end-glue-point="0" svg:d="M20505 10292l6845 4641" svg:viewBox="0 0 6846 4642">
          <text:p/>
        </draw:connector>
        <draw:connector draw:style-name="gr18" draw:text-style-name="P3" draw:layer="layout" draw:type="line" svg:x1="20.505cm" svg:y1="10.292cm" svg:x2="33.5cm" svg:y2="14.9cm" draw:start-shape="id5" draw:start-glue-point="2" draw:end-shape="id13" draw:end-glue-point="0" svg:d="M20505 10292l12995 4608" svg:viewBox="0 0 12996 4609">
          <text:p/>
        </draw:connector>
        <draw:connector draw:style-name="gr18" draw:text-style-name="P3" draw:layer="layout" draw:type="line" svg:x1="38.602cm" svg:y1="21.166cm" svg:x2="33.35cm" svg:y2="22.533cm" draw:start-shape="id7" draw:start-glue-point="2" draw:end-shape="id14" draw:end-glue-point="0" svg:d="M38602 21166l-5252 1367" svg:viewBox="0 0 5253 1368">
          <text:p/>
        </draw:connector>
        <draw:connector draw:style-name="gr18" draw:text-style-name="P3" draw:layer="layout" draw:type="line" svg:x1="33.5cm" svg:y1="15.667cm" svg:x2="28.402cm" svg:y2="20.434cm" draw:start-shape="id13" draw:start-glue-point="2" draw:end-shape="id15" draw:end-glue-point="0" svg:d="M33500 15667l-5098 4767" svg:viewBox="0 0 5099 4768">
          <text:p/>
        </draw:connector>
        <draw:connector draw:style-name="gr18" draw:text-style-name="P3" draw:layer="layout" draw:type="line" svg:x1="33.5cm" svg:y1="15.667cm" svg:x2="33.55cm" svg:y2="20.433cm" draw:start-shape="id13" draw:start-glue-point="2" draw:end-shape="id16" draw:end-glue-point="0" svg:d="M33500 15667l50 4766" svg:viewBox="0 0 51 4767">
          <text:p/>
        </draw:connector>
        <draw:connector draw:style-name="gr18" draw:text-style-name="P3" draw:layer="layout" draw:type="line" svg:x1="33.5cm" svg:y1="15.667cm" svg:x2="38.602cm" svg:y2="20.4cm" draw:start-shape="id13" draw:start-glue-point="2" draw:end-shape="id7" draw:end-glue-point="0" svg:d="M33500 15667l5102 4733" svg:viewBox="0 0 5103 4734">
          <text:p/>
        </draw:connector>
        <draw:connector draw:style-name="gr18" draw:text-style-name="P3" draw:layer="layout" draw:type="line" svg:x1="31.52cm" svg:y1="5.392cm" svg:x2="31.582cm" svg:y2="6.433cm" draw:start-shape="id6" draw:start-glue-point="2" draw:end-shape="id17" draw:end-glue-point="0" svg:d="M31520 5392l62 1041" svg:viewBox="0 0 63 1042">
          <text:p/>
        </draw:connector>
        <draw:custom-shape draw:style-name="gr19" draw:text-style-name="P2" xml:id="id18" draw:id="id18" draw:layer="layout" svg:width="4.096cm" svg:height="0.766cm" svg:x="19.604cm" svg:y="14.934cm">
          <text:p text:style-name="P1"><text:span text:style-name="T1">Setup Documentation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0.505cm" svg:y1="10.292cm" svg:x2="21.652cm" svg:y2="14.934cm" draw:start-shape="id5" draw:start-glue-point="2" draw:end-shape="id18" draw:end-glue-point="0" svg:d="M20505 10292l1147 4642" svg:viewBox="0 0 1148 4643">
          <text:p/>
        </draw:connector>
        <draw:custom-shape draw:style-name="gr19" draw:text-style-name="P2" xml:id="id19" draw:id="id19" draw:layer="layout" svg:width="4.096cm" svg:height="0.766cm" svg:x="19.604cm" svg:y="17.034cm">
          <text:p text:style-name="P1"><text:span text:style-name="T1">Setup Min Max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1.652cm" svg:y1="15.7cm" svg:x2="21.652cm" svg:y2="17.034cm" draw:start-shape="id18" draw:start-glue-point="2" draw:end-shape="id19" draw:end-glue-point="0" svg:d="M21652 15700v1334" svg:viewBox="0 0 1 13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3:15:01.762000000</meta:creation-date>
    <dc:date>2020-10-19T10:59:35.492000000</dc:date>
    <meta:editing-duration>PT48M45S</meta:editing-duration>
    <meta:editing-cycles>9</meta:editing-cycles>
    <meta:generator>LibreOffice/5.1.6.2$Windows_x86 LibreOffice_project/07ac168c60a517dba0f0d7bc7540f5afa45f0909</meta:generator>
    <meta:document-statistic meta:object-count="37"/>
  </office:meta>
</office:document-meta>
</file>